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officeooo:rsid="0016483d" officeooo:paragraph-rsid="0016483d"/>
    </style:style>
    <style:style style:name="P13" style:family="paragraph" style:parent-style-name="Standard">
      <style:text-properties officeooo:rsid="0019de0a" officeooo:paragraph-rsid="0019de0a"/>
    </style:style>
    <style:style style:name="P14" style:family="paragraph" style:parent-style-name="Standard">
      <style:text-properties officeooo:rsid="001c4bac" officeooo:paragraph-rsid="001c4bac"/>
    </style:style>
    <style:style style:name="P15" style:family="paragraph" style:parent-style-name="Standard">
      <style:text-properties officeooo:rsid="001d76da" officeooo:paragraph-rsid="001d76da"/>
    </style:style>
    <style:style style:name="P16" style:family="paragraph" style:parent-style-name="Standard">
      <style:text-properties officeooo:rsid="001ee0d3" officeooo:paragraph-rsid="001ee0d3"/>
    </style:style>
    <style:style style:name="P17" style:family="paragraph" style:parent-style-name="Standard">
      <style:text-properties officeooo:rsid="001f68cc" officeooo:paragraph-rsid="001f68cc"/>
    </style:style>
    <style:style style:name="P18" style:family="paragraph" style:parent-style-name="Text_20_body">
      <style:text-properties officeooo:rsid="0019de0a" officeooo:paragraph-rsid="0019de0a"/>
    </style:style>
    <style:style style:name="P19" style:family="paragraph" style:parent-style-name="Standard">
      <style:text-properties officeooo:rsid="001a8616" officeooo:paragraph-rsid="0021718a"/>
    </style:style>
    <style:style style:name="P20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18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8926713091075899281" text:style-name="L1">
        <text:list-item>
          <text:p text:style-name="P20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21">解説ビデオの定義・「盛り上がり」の計測が課題</text:p>
        </text:list-item>
      </text:list>
      <text:p text:style-name="P13">1. altmetric it!에서 트위터 웹크롤링 자동화</text:p>
      <text:p text:style-name="P13">1.1 altmetric상의 논문 식별 번호를 자동화 불가능??</text:p>
      <text:p text:style-name="P13">(2 비디오 웹크롤링-&gt;수집하고있는 비디오 범위에 대해 고찰)</text:p>
      <text:p text:style-name="P13"/>
      <text:p text:style-name="P11">200518</text:p>
      <text:p text:style-name="P14">0논문/1Citation/2YT/3Twitter</text:p>
      <text:p text:style-name="P14"/>
      <text:p text:style-name="P14">2+3: 어느쪽이 먼저 등장하는가? 시기상 유의한 관계성이 있는가?</text:p>
      <text:p text:style-name="P14">1+2: 상관관계:</text:p>
      <text:p text:style-name="P14"><text:tab/>1) 동시</text:p>
      <text:p text:style-name="P14"><text:tab/>2) 시간차 ex YT(2015) Citation(2017)</text:p>
      <text:p text:style-name="P15">0: 키 논문 vs 파생형 논문</text:p>
      <text:p text:style-name="P15">2: 인기채널vs비인기채널</text:p>
      <text:p text:style-name="P16">2: 편집컨텐츠vs라이브</text:p>
      <text:p text:style-name="P17"/>
      <text:p text:style-name="P19">피인용 데이터 없이 일단 분석</text:p>
      <text:p text:style-name="P19">[science communication에 있어서 유튜브의 영향이 있다]</text:p>
      <text:p text:style-name="P19">ex) YT컨텐츠 증가</text:p>
      <text:p text:style-name="P19">→ 트윗 증가 / 긍정적 트윗 증가 / 오리지널 트윗 증가</text:p>
      <text:p text:style-name="P19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18T13:17:26.807320452</dc:date>
    <meta:editing-duration>PT6H55M4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1087" meta:character-count="1641" meta:non-whitespace-character-count="1380"/>
  </office:meta>
</office:document-meta>
</file>